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center" draw:textarea-vertical-align="middle"/>
    </style:style>
    <style:style style:name="gr2" style:family="graphic" style:parent-style-name="standard">
      <style:graphic-properties draw:fill="solid" draw:fill-color="#eb613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Arrow" draw:marker-end="" draw:textarea-horizontal-align="center" draw:textarea-vertical-align="middle"/>
    </style:style>
    <style:style style:name="gr8" style:family="graphic" style:parent-style-name="standard">
      <style:graphic-properties draw:marker-end="Arrow" draw:textarea-horizontal-align="center" draw:textarea-vertical-align="middle"/>
    </style:style>
    <style:style style:name="gr9" style:family="graphic" style:parent-style-name="standard">
      <style:graphic-properties draw:fill="solid" draw:fill-color="#99ccff" draw:textarea-horizontal-align="center" draw:textarea-vertical-align="middle"/>
    </style:style>
    <style:style style:name="gr10" style:family="graphic" style:parent-style-name="standard">
      <style:graphic-properties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No feed, search and questions" draw:style-name="dp1" draw:master-page-name="Default">
        <office:forms form:automatic-focus="false" form:apply-design-mode="false"/>
        <draw:ellipse draw:style-name="gr1" draw:text-style-name="P2" draw:id="id14" draw:layer="layout" svg:width="2.981cm" svg:height="1.988cm" svg:x="7.453cm" svg:y="14.75cm">
          <text:p text:style-name="P1"><text:span text:style-name="T1">Front page</text:span></text:p>
        </draw:ellipse>
        <draw:ellipse draw:style-name="gr2" draw:text-style-name="P2" draw:id="id4" draw:layer="layout" svg:width="2.982cm" svg:height="1.987cm" svg:x="12.421cm" svg:y="9.119cm">
          <text:p text:style-name="P1"><text:span text:style-name="T1">User dashboar</text:span></text:p>
        </draw:ellipse>
        <draw:ellipse draw:style-name="gr3" draw:text-style-name="P2" draw:id="id15" draw:layer="layout" svg:width="2.982cm" svg:height="1.987cm" svg:x="3cm" svg:y="9cm">
          <text:p text:style-name="P1"><text:span text:style-name="T1">Search</text:span></text:p>
        </draw:ellipse>
        <draw:ellipse draw:style-name="gr4" draw:text-style-name="P2" draw:id="id3" draw:layer="layout" svg:width="2.981cm" svg:height="1.988cm" svg:x="14.409cm" svg:y="12.431cm">
          <text:p text:style-name="P1"><text:span text:style-name="T1">Profile</text:span></text:p>
        </draw:ellipse>
        <draw:ellipse draw:style-name="gr2" draw:text-style-name="P2" draw:id="id22" draw:layer="layout" svg:width="2.981cm" svg:height="1.988cm" svg:x="10.434cm" svg:y="17.4cm">
          <text:p text:style-name="P1"><text:span text:style-name="T1">Taisyti paskyrą</text:span></text:p>
        </draw:ellipse>
        <draw:ellipse draw:style-name="gr3" draw:text-style-name="P2" draw:id="id5" draw:layer="layout" svg:width="2.981cm" svg:height="1.988cm" svg:x="30.309cm" svg:y="4.15cm">
          <text:p text:style-name="P1"><text:span text:style-name="T1">Subject</text:span></text:p>
          <text:p text:style-name="P1"><text:span text:style-name="T1">(dashboard)</text:span></text:p>
        </draw:ellipse>
        <draw:ellipse draw:style-name="gr3" draw:text-style-name="P2" draw:id="id6" draw:layer="layout" svg:width="2.982cm" svg:height="1.988cm" svg:x="33.621cm" svg:y="2.825cm">
          <text:p text:style-name="P1"><text:span text:style-name="T1">Subject wiki</text:span></text:p>
        </draw:ellipse>
        <draw:ellipse draw:style-name="gr3" draw:text-style-name="P2" draw:id="id13" draw:layer="layout" svg:width="2.981cm" svg:height="1.988cm" svg:x="25.009cm" svg:y="15.081cm">
          <text:p text:style-name="P1"><text:span text:style-name="T1">Faculty page</text:span></text:p>
        </draw:ellipse>
        <draw:ellipse draw:style-name="gr2" draw:text-style-name="P2" draw:id="id7" draw:layer="layout" svg:width="2.982cm" svg:height="1.988cm" svg:x="37.596cm" svg:y="1.5cm">
          <text:p text:style-name="P1"><text:span text:style-name="T1">Subject wiki </text:span></text:p>
          <text:p text:style-name="P1"><text:span text:style-name="T1">(edit)</text:span></text:p>
        </draw:ellipse>
        <draw:ellipse draw:style-name="gr2" draw:text-style-name="P2" draw:id="id16" draw:layer="layout" svg:width="2.981cm" svg:height="1.988cm" svg:x="2.815cm" svg:y="2.825cm">
          <text:p text:style-name="P1"><text:span text:style-name="T1">Watch subjects</text:span></text:p>
        </draw:ellipse>
        <draw:ellipse draw:style-name="gr3" draw:text-style-name="P2" draw:id="id12" draw:layer="layout" svg:width="2.981cm" svg:height="1.988cm" svg:x="27.99cm" svg:y="12.1cm">
          <text:p text:style-name="P1"><text:span text:style-name="T1">University page</text:span></text:p>
        </draw:ellipse>
        <draw:ellipse draw:style-name="gr5" draw:text-style-name="P2" draw:id="id11" draw:layer="layout" svg:width="2.982cm" svg:height="1.988cm" svg:x="34.946cm" svg:y="14.75cm">
          <text:p text:style-name="P1"><text:span text:style-name="T1">Group</text:span></text:p>
          <text:p text:style-name="P1"><text:span text:style-name="T1">(files)</text:span></text:p>
        </draw:ellipse>
        <draw:ellipse draw:style-name="gr5" draw:text-style-name="P2" draw:id="id2" draw:layer="layout" svg:width="2.981cm" svg:height="1.987cm" svg:x="30.64cm" svg:y="21.044cm">
          <text:p text:style-name="P1"><text:span text:style-name="T1">Group</text:span></text:p>
          <text:p text:style-name="P1"><text:span text:style-name="T1">(dashboard)</text:span></text:p>
        </draw:ellipse>
        <draw:ellipse draw:style-name="gr2" draw:text-style-name="P2" draw:id="id10" draw:layer="layout" svg:width="2.981cm" svg:height="1.987cm" svg:x="19.709cm" svg:y="15.413cm">
          <text:p text:style-name="P1"><text:span text:style-name="T1">Group</text:span></text:p>
          <text:p text:style-name="P1"><text:span text:style-name="T1">(subjects)</text:span></text:p>
        </draw:ellipse>
        <draw:ellipse draw:style-name="gr5" draw:text-style-name="P2" draw:id="id9" draw:layer="layout" svg:width="2.981cm" svg:height="1.987cm" svg:x="35.278cm" svg:y="21.044cm">
          <text:p text:style-name="P1"><text:span text:style-name="T1">Group</text:span></text:p>
          <text:p text:style-name="P1"><text:span text:style-name="T1">(forum)</text:span></text:p>
        </draw:ellipse>
        <draw:ellipse draw:style-name="gr5" draw:text-style-name="P2" draw:id="id8" draw:layer="layout" svg:width="2.981cm" svg:height="1.987cm" svg:x="25.009cm" svg:y="19.719cm">
          <text:p text:style-name="P1"><text:span text:style-name="T1">Group</text:span></text:p>
          <text:p text:style-name="P1"><text:span text:style-name="T1">(members)</text:span></text:p>
        </draw:ellipse>
        <draw:ellipse draw:style-name="gr5" draw:text-style-name="P2" draw:id="id1" draw:layer="layout" svg:width="2.981cm" svg:height="1.988cm" svg:x="36.934cm" svg:y="17.731cm">
          <text:p text:style-name="P1"><text:span text:style-name="T1">Group</text:span></text:p>
          <text:p text:style-name="P1"><text:span text:style-name="T1">(Pages)</text:span></text:p>
        </draw:ellipse>
        <draw:connector draw:style-name="gr6" draw:text-style-name="P1" draw:layer="layout" draw:type="curve" svg:x1="38.424cm" svg:y1="19.719cm" svg:x2="32.13cm" svg:y2="21.044cm" draw:start-shape="id1" draw:start-glue-point="2" draw:end-shape="id2" draw:end-glue-point="0" svg:d="m38424 19719c0 994-6294 332-6294 1325">
          <text:p/>
        </draw:connector>
        <draw:connector draw:style-name="gr7" draw:text-style-name="P1" draw:layer="layout" draw:type="curve" svg:x1="15.899cm" svg:y1="12.431cm" svg:x2="15.403cm" svg:y2="10.112cm" draw:start-shape="id3" draw:start-glue-point="0" draw:end-shape="id4" draw:end-glue-point="1" svg:d="m15899 12431c0-993 298-827 584-1159s558-1160-1080-1160">
          <text:p/>
        </draw:connector>
        <draw:connector draw:style-name="gr8" draw:text-style-name="P1" draw:layer="layout" draw:type="curve" svg:x1="15.403cm" svg:y1="10.112cm" svg:x2="30.309cm" svg:y2="5.144cm" draw:start-shape="id4" draw:start-glue-point="1" draw:end-shape="id5" draw:end-glue-point="3" svg:d="m15403 10112c11457 0 4004-4968 14906-4968">
          <text:p/>
        </draw:connector>
        <draw:connector draw:style-name="gr6" draw:text-style-name="P1" draw:layer="layout" draw:type="curve" svg:x1="31.799cm" svg:y1="4.15cm" svg:x2="33.621cm" svg:y2="3.819cm" draw:start-shape="id5" draw:start-glue-point="0" draw:end-shape="id6" draw:end-glue-point="3" svg:d="m31799 4150c0-221 607-331 1822-331">
          <text:p/>
        </draw:connector>
        <draw:connector draw:style-name="gr6" draw:text-style-name="P1" draw:layer="layout" draw:type="curve" svg:x1="35.112cm" svg:y1="2.825cm" svg:x2="37.596cm" svg:y2="2.494cm" draw:start-shape="id6" draw:start-glue-point="0" draw:end-shape="id7" draw:end-glue-point="3" svg:d="m35112 2825c0-221 828-331 2484-331">
          <text:p/>
        </draw:connector>
        <draw:connector draw:style-name="gr6" draw:text-style-name="P1" draw:layer="layout" draw:type="curve" svg:x1="30.64cm" svg:y1="22.037cm" svg:x2="27.99cm" svg:y2="20.712cm" draw:start-shape="id2" draw:start-glue-point="3" draw:end-shape="id8" draw:end-glue-point="1" svg:d="m30640 22037c-2121 0-796-1325-2650-1325">
          <text:p/>
        </draw:connector>
        <draw:connector draw:style-name="gr6" draw:text-style-name="P1" draw:layer="layout" draw:type="curve" svg:x1="33.621cm" svg:y1="22.037cm" svg:x2="35.278cm" svg:y2="22.037cm" draw:start-shape="id2" draw:start-glue-point="1" draw:end-shape="id9" draw:end-glue-point="3" svg:d="m33621 22037h1657">
          <text:p/>
        </draw:connector>
        <draw:connector draw:style-name="gr6" draw:text-style-name="P1" draw:layer="layout" draw:type="curve" svg:x1="32.13cm" svg:y1="21.044cm" svg:x2="21.199cm" svg:y2="17.4cm" draw:start-shape="id2" draw:start-glue-point="0" draw:end-shape="id10" draw:end-glue-point="2" svg:d="m32130 21044c0-2733-10931-911-10931-3644">
          <text:p/>
        </draw:connector>
        <draw:connector draw:style-name="gr8" draw:text-style-name="P1" draw:layer="layout" draw:type="curve" svg:x1="21.199cm" svg:y1="15.413cm" svg:x2="30.309cm" svg:y2="5.144cm" draw:start-shape="id10" draw:start-glue-point="0" draw:end-shape="id5" draw:end-glue-point="3" svg:d="m21199 15413c0-6846 3036-10269 9110-10269">
          <text:p/>
        </draw:connector>
        <draw:connector draw:style-name="gr8" draw:text-style-name="P1" draw:layer="layout" draw:type="curve" svg:x1="39.915cm" svg:y1="18.725cm" svg:x2="36.603cm" svg:y2="3.819cm" draw:start-shape="id1" draw:start-glue-point="1" draw:end-shape="id6" draw:end-glue-point="1" svg:d="m39915 18725c750 0 2406-14906-3312-14906">
          <text:p/>
        </draw:connector>
        <draw:connector draw:style-name="gr6" draw:text-style-name="P1" draw:layer="layout" draw:type="curve" svg:x1="32.13cm" svg:y1="21.044cm" svg:x2="36.437cm" svg:y2="16.738cm" draw:start-shape="id2" draw:start-glue-point="0" draw:end-shape="id11" draw:end-glue-point="2" svg:d="m32130 21044c0-3229 4307-1077 4307-4306">
          <text:p/>
        </draw:connector>
        <draw:connector draw:style-name="gr8" draw:text-style-name="P1" draw:layer="layout" draw:type="curve" svg:x1="36.437cm" svg:y1="14.75cm" svg:x2="33.29cm" svg:y2="5.144cm" draw:start-shape="id11" draw:start-glue-point="0" draw:end-shape="id5" draw:end-glue-point="1" svg:d="m36437 14750c0-6404-1049-9606-3147-9606">
          <text:p/>
        </draw:connector>
        <draw:connector draw:style-name="gr6" draw:text-style-name="P1" draw:layer="layout" draw:type="curve" svg:x1="29.48cm" svg:y1="14.088cm" svg:x2="27.99cm" svg:y2="16.075cm" draw:start-shape="id12" draw:end-shape="id13" draw:end-glue-point="1" svg:d="m29480 14088c0 1325-496 1987-1490 1987">
          <text:p/>
        </draw:connector>
        <draw:connector draw:style-name="gr6" draw:text-style-name="P1" draw:layer="layout" draw:type="curve" svg:x1="29.48cm" svg:y1="12.1cm" svg:x2="31.799cm" svg:y2="6.138cm" draw:start-shape="id12" draw:start-glue-point="0" draw:end-shape="id5" draw:end-glue-point="2" svg:d="m29480 12100c0-4471 2319-1491 2319-5962">
          <text:p/>
        </draw:connector>
        <draw:connector draw:style-name="gr6" draw:text-style-name="P1" draw:layer="layout" draw:type="curve" svg:x1="26.499cm" svg:y1="15.081cm" svg:x2="31.799cm" svg:y2="6.138cm" draw:start-shape="id13" draw:start-glue-point="0" draw:end-shape="id5" draw:end-glue-point="2" svg:d="m26499 15081c0-6706 5300-2235 5300-8943">
          <text:p/>
        </draw:connector>
        <draw:connector draw:style-name="gr6" draw:text-style-name="P1" draw:layer="layout" draw:type="curve" svg:x1="7.453cm" svg:y1="15.744cm" svg:x2="4.491cm" svg:y2="10.987cm" draw:start-shape="id14" draw:start-glue-point="3" draw:end-shape="id15" draw:end-glue-point="2" svg:d="m7453 15744c-1975 0-2962-1585-2962-4757">
          <text:p/>
        </draw:connector>
        <draw:connector draw:style-name="gr8" draw:text-style-name="P1" draw:layer="layout" draw:type="curve" svg:x1="8.943cm" svg:y1="14.75cm" svg:x2="12.421cm" svg:y2="10.112cm" draw:start-shape="id14" draw:start-glue-point="0" draw:end-shape="id4" draw:end-glue-point="3" svg:d="m8943 14750c0-3092 1159-4638 3478-4638">
          <text:p/>
        </draw:connector>
        <draw:connector draw:style-name="gr6" draw:text-style-name="P1" draw:layer="layout" draw:type="curve" svg:x1="13.912cm" svg:y1="9.119cm" svg:x2="5.796cm" svg:y2="3.819cm" draw:start-shape="id4" draw:start-glue-point="0" draw:end-shape="id16" draw:end-glue-point="1" svg:d="m13912 9119c0-3534-2705-5300-8116-5300">
          <text:p/>
        </draw:connector>
        <draw:connector draw:style-name="gr6" draw:text-style-name="P1" draw:layer="layout" draw:type="curve" svg:x1="5.796cm" svg:y1="3.819cm" svg:x2="30.309cm" svg:y2="5.144cm" draw:start-shape="id16" draw:start-glue-point="1" draw:end-shape="id5" draw:end-glue-point="3" svg:d="m5796 3819c18706 0 6450 1325 24513 1325">
          <text:p/>
        </draw:connector>
        <draw:connector draw:style-name="gr6" draw:text-style-name="P1" draw:layer="layout" draw:type="curve" svg:x1="13.912cm" svg:y1="9.119cm" svg:x2="4.491cm" svg:y2="9cm" draw:start-shape="id4" draw:start-glue-point="0" draw:end-shape="id15" svg:d="m13912 9119c0-928-9421-869-9421-119">
          <text:p/>
        </draw:connector>
        <draw:ellipse draw:style-name="gr5" draw:text-style-name="P2" draw:id="id17" draw:layer="layout" svg:width="2.981cm" svg:height="1.987cm" svg:x="31.634cm" svg:y="26.013cm">
          <text:p text:style-name="P1"><text:span text:style-name="T1">Group</text:span></text:p>
          <text:p text:style-name="P1"><text:span text:style-name="T1">(preferences)</text:span></text:p>
        </draw:ellipse>
        <draw:connector draw:style-name="gr7" draw:text-style-name="P1" draw:layer="layout" draw:type="curve" svg:x1="17.39cm" svg:y1="13.425cm" svg:x2="25.009cm" svg:y2="20.712cm" draw:start-shape="id3" draw:start-glue-point="1" draw:end-shape="id8" draw:end-glue-point="3" svg:d="m17390 13425c5682 0 1873 7287 7619 7287">
          <text:p/>
        </draw:connector>
        <draw:connector draw:style-name="gr6" draw:text-style-name="P1" draw:layer="layout" draw:type="curve" svg:x1="33.124cm" svg:y1="26.013cm" svg:x2="33.621cm" svg:y2="22.037cm" draw:start-shape="id17" draw:start-glue-point="0" draw:end-shape="id2" draw:end-glue-point="1" svg:d="m33124 26013c0-2236 610-1863 1005-2298s575-1678-508-1678">
          <text:p/>
        </draw:connector>
        <draw:ellipse draw:style-name="gr9" draw:text-style-name="P2" draw:id="id18" draw:layer="layout" svg:width="2.981cm" svg:height="1.987cm" svg:x="25.009cm" svg:y="22.038cm">
          <text:p text:style-name="P1"><text:span text:style-name="T1">Group</text:span></text:p>
          <text:p text:style-name="P1"><text:span text:style-name="T1">(public)</text:span></text:p>
        </draw:ellipse>
        <draw:connector draw:style-name="gr6" draw:text-style-name="P1" draw:layer="layout" draw:type="curve" svg:x1="27.99cm" svg:y1="23.031cm" svg:x2="30.64cm" svg:y2="22.037cm" draw:start-shape="id18" draw:start-glue-point="1" draw:end-shape="id2" draw:end-glue-point="3" svg:d="m27990 23031c1821 0 496-994 2650-994">
          <text:p/>
        </draw:connector>
        <draw:connector draw:style-name="gr8" draw:text-style-name="P1" draw:layer="layout" draw:type="curve" svg:x1="13.912cm" svg:y1="11.106cm" svg:x2="32.13cm" svg:y2="23.031cm" draw:start-shape="id4" draw:start-glue-point="2" draw:end-shape="id2" draw:end-glue-point="2" svg:d="m13912 11106c0 18637 18218 12675 18218 11925">
          <text:p/>
        </draw:connector>
        <draw:connector draw:style-name="gr8" draw:text-style-name="P1" draw:layer="layout" draw:type="curve" svg:x1="38.424cm" svg:y1="17.731cm" svg:x2="33.29cm" svg:y2="5.144cm" draw:start-shape="id1" draw:start-glue-point="0" draw:end-shape="id5" draw:end-glue-point="1" svg:d="m38424 17731c0-8392-1711-12587-5134-12587">
          <text:p/>
        </draw:connector>
        <draw:connector draw:style-name="gr10" draw:text-style-name="P1" draw:layer="layout" draw:type="curve" svg:x1="15.899cm" svg:y1="14.419cm" svg:x2="25.009cm" svg:y2="23.031cm" draw:start-shape="id3" draw:start-glue-point="2" draw:end-shape="id18" draw:end-glue-point="3" svg:d="m15899 14419c0 5742 3036 8612 9110 8612">
          <text:p/>
        </draw:connector>
        <draw:ellipse draw:style-name="gr2" draw:text-style-name="P2" draw:id="id19" draw:layer="layout" svg:width="2.981cm" svg:height="1.987cm" svg:x="31.634cm" svg:y="13.094cm">
          <text:p text:style-name="P1"><text:span text:style-name="T1">Failas</text:span></text:p>
        </draw:ellipse>
        <draw:connector draw:style-name="gr8" draw:text-style-name="P1" draw:layer="layout" draw:type="curve" svg:x1="31.799cm" svg:y1="6.138cm" svg:x2="33.124cm" svg:y2="13.094cm" draw:start-shape="id5" draw:start-glue-point="2" draw:end-shape="id19" draw:end-glue-point="0" svg:d="m31799 6138c0 5217 1325 1739 1325 6956">
          <text:p/>
        </draw:connector>
        <draw:connector draw:style-name="gr8" draw:text-style-name="P1" draw:layer="layout" draw:type="curve" svg:x1="34.946cm" svg:y1="15.744cm" svg:x2="33.124cm" svg:y2="15.081cm" draw:start-shape="id11" draw:start-glue-point="3" draw:end-shape="id19" draw:end-glue-point="2" svg:d="m34946 15744c-1215 0-1822-221-1822-663">
          <text:p/>
        </draw:connector>
        <draw:ellipse draw:style-name="gr5" draw:text-style-name="P2" draw:id="id25" draw:layer="layout" svg:width="3.909cm" svg:height="1.988cm" svg:x="34.946cm" svg:y="24.356cm">
          <text:p text:style-name="P1"><text:span text:style-name="T1">Group</text:span></text:p>
          <text:p text:style-name="P1"><text:span text:style-name="T1">(forum message)</text:span></text:p>
        </draw:ellipse>
        <draw:ellipse draw:style-name="gr1" draw:text-style-name="P2" draw:id="id21" draw:layer="layout" svg:width="2.981cm" svg:height="1.987cm" svg:x="5.465cm" svg:y="26.013cm">
          <text:p text:style-name="P1"><text:span text:style-name="T1">SignUp</text:span></text:p>
        </draw:ellipse>
        <draw:ellipse draw:style-name="gr2" draw:text-style-name="P2" draw:id="id20" draw:layer="layout" svg:width="3.644cm" svg:height="1.988cm" svg:x="5.465cm" svg:y="20.381cm">
          <text:p text:style-name="P1"><text:span text:style-name="T1">User dashboar</text:span></text:p>
          <text:p text:style-name="P1"><text:span text:style-name="T1">(first time))</text:span></text:p>
        </draw:ellipse>
        <draw:connector draw:style-name="gr8" draw:text-style-name="P1" draw:layer="layout" draw:type="curve" svg:x1="8.943cm" svg:y1="16.738cm" svg:x2="7.287cm" svg:y2="20.381cm" draw:start-shape="id14" draw:start-glue-point="2" draw:end-shape="id20" draw:end-glue-point="0" svg:d="m8943 16738c0 2733-1656 912-1656 3643">
          <text:p/>
        </draw:connector>
        <draw:connector draw:style-name="gr8" draw:text-style-name="P1" draw:layer="layout" draw:type="curve" svg:x1="6.955cm" svg:y1="26.013cm" svg:x2="7.287cm" svg:y2="22.369cm" draw:start-shape="id21" draw:end-shape="id20" draw:end-glue-point="2" svg:d="m6955 26013c0-2733 332-911 332-3644">
          <text:p/>
        </draw:connector>
        <draw:connector draw:style-name="gr10" draw:text-style-name="P1" draw:layer="layout" draw:type="curve" svg:x1="9.109cm" svg:y1="21.375cm" svg:x2="11.924cm" svg:y2="19.388cm" draw:start-shape="id20" draw:start-glue-point="1" draw:end-shape="id22" draw:end-glue-point="2" svg:d="m9109 21375c1877 0 2815-662 2815-1987">
          <text:p/>
        </draw:connector>
        <draw:connector draw:style-name="gr8" draw:text-style-name="P1" draw:layer="layout" draw:type="curve" svg:x1="5.465cm" svg:y1="21.375cm" svg:x2="2.815cm" svg:y2="3.819cm" draw:start-shape="id20" draw:start-glue-point="3" draw:end-shape="id16" draw:end-glue-point="3" svg:d="m5465 21375c-5698 0-4373-17556-2650-17556">
          <text:p/>
        </draw:connector>
        <draw:connector draw:style-name="gr6" draw:text-style-name="P1" draw:layer="layout" draw:type="curve" svg:x1="5.465cm" svg:y1="21.375cm" svg:x2="4.491cm" svg:y2="10.987cm" draw:start-shape="id20" draw:start-glue-point="3" draw:end-shape="id15" draw:end-glue-point="2" svg:d="m5465 21375c-650 0-974-3462-974-10388">
          <text:p/>
        </draw:connector>
        <draw:ellipse draw:style-name="gr2" draw:text-style-name="P2" draw:id="id23" draw:layer="layout" svg:width="2.981cm" svg:height="1.987cm" svg:x="15.734cm" svg:y="26.013cm">
          <text:p text:style-name="P1"><text:span text:style-name="T1">Group</text:span></text:p>
          <text:p text:style-name="P1"><text:span text:style-name="T1">(creation)</text:span></text:p>
        </draw:ellipse>
        <draw:connector draw:style-name="gr8" draw:text-style-name="P1" draw:layer="layout" draw:type="curve" svg:x1="9.109cm" svg:y1="21.375cm" svg:x2="15.734cm" svg:y2="27.006cm" draw:start-shape="id20" draw:start-glue-point="1" draw:end-shape="id23" draw:end-glue-point="3" svg:d="m9109 21375c5164 0 1852 5631 6625 5631">
          <text:p/>
        </draw:connector>
        <draw:connector draw:style-name="gr8" draw:text-style-name="P1" draw:layer="layout" draw:type="curve" svg:x1="18.715cm" svg:y1="27.006cm" svg:x2="32.13cm" svg:y2="23.031cm" draw:start-shape="id23" draw:start-glue-point="1" draw:end-shape="id2" draw:end-glue-point="2" svg:d="m18715 27006c8944 0 13415-1325 13415-3975">
          <text:p/>
        </draw:connector>
        <draw:connector draw:style-name="gr6" draw:text-style-name="P1" draw:layer="layout" draw:type="curve" svg:x1="11.924cm" svg:y1="17.4cm" svg:x2="13.912cm" svg:y2="11.106cm" draw:start-shape="id22" draw:end-shape="id4" draw:end-glue-point="2" svg:d="m11924 17400c0-4720 1988-1574 1988-6294">
          <text:p/>
        </draw:connector>
        <draw:connector draw:style-name="gr6" draw:text-style-name="P1" draw:layer="layout" draw:type="curve" svg:x1="32.13cm" svg:y1="21.044cm" svg:x2="26.499cm" svg:y2="17.069cm" draw:start-shape="id2" draw:start-glue-point="0" draw:end-shape="id13" draw:end-glue-point="2" svg:d="m32130 21044c0-2980-5631-993-5631-3975">
          <text:p/>
        </draw:connector>
        <draw:connector draw:style-name="gr6" draw:text-style-name="P1" draw:layer="layout" draw:type="curve" svg:x1="32.13cm" svg:y1="21.044cm" svg:x2="29.48cm" svg:y2="14.088cm" draw:start-shape="id2" draw:start-glue-point="0" draw:end-shape="id12" draw:end-glue-point="2" svg:d="m32130 21044c0-5217-2650-1739-2650-6956">
          <text:p/>
        </draw:connector>
        <draw:connector draw:style-name="gr8" draw:text-style-name="P1" draw:layer="layout" draw:type="curve" svg:x1="13.912cm" svg:y1="11.106cm" svg:x2="15.734cm" svg:y2="27.006cm" draw:start-shape="id4" draw:start-glue-point="2" draw:end-shape="id23" draw:end-glue-point="3" svg:d="m13912 11106c0 10600 607 15900 1822 15900">
          <text:p/>
        </draw:connector>
        <draw:ellipse draw:style-name="gr2" draw:text-style-name="P2" draw:id="id24" draw:layer="layout" svg:width="3.312cm" svg:height="1.987cm" svg:x="23.353cm" svg:y="8.788cm">
          <text:p text:style-name="P1"><text:span text:style-name="T1">Subject creation</text:span></text:p>
        </draw:ellipse>
        <draw:connector draw:style-name="gr10" draw:text-style-name="P1" draw:layer="layout" draw:type="curve" svg:x1="25.009cm" svg:y1="8.788cm" svg:x2="31.799cm" svg:y2="6.138cm" draw:start-shape="id24" draw:start-glue-point="0" draw:end-shape="id5" draw:end-glue-point="2" svg:d="m25009 8788c0-1987 6790-663 6790-2650">
          <text:p/>
        </draw:connector>
        <draw:connector draw:style-name="gr8" draw:text-style-name="P1" draw:layer="layout" draw:type="curve" svg:x1="26.499cm" svg:y1="15.081cm" svg:x2="25.009cm" svg:y2="10.775cm" draw:start-shape="id13" draw:start-glue-point="0" draw:end-shape="id24" draw:end-glue-point="2" svg:d="m26499 15081c0-3229-1490-1077-1490-4306">
          <text:p/>
        </draw:connector>
        <draw:connector draw:style-name="gr6" draw:text-style-name="P1" draw:layer="layout" draw:type="line" svg:x1="36.768cm" svg:y1="23.031cm" svg:x2="36.9cm" svg:y2="24.356cm" draw:start-shape="id9" draw:start-glue-point="2" draw:end-shape="id25" draw:end-glue-point="0" svg:d="m36768 23031 132 1325">
          <text:p/>
        </draw:connector>
        <draw:connector draw:style-name="gr8" draw:text-style-name="P1" draw:layer="layout" draw:type="curve" svg:x1="5.796cm" svg:y1="3.819cm" svg:x2="23.353cm" svg:y2="9.781cm" draw:start-shape="id16" draw:start-glue-point="1" draw:end-shape="id24" svg:d="m5796 3819c13189 0 4411 5962 17557 5962">
          <text:p/>
        </draw:connector>
        <draw:connector draw:style-name="gr8" draw:text-style-name="P1" draw:layer="layout" draw:type="curve" svg:x1="21.199cm" svg:y1="15.413cm" svg:x2="25.009cm" svg:y2="10.775cm" draw:start-shape="id10" draw:start-glue-point="0" draw:end-shape="id24" draw:end-glue-point="2" svg:d="m21199 15413c0-3478 3810-1160 3810-4638">
          <text:p/>
        </draw:connector>
        <draw:ellipse draw:style-name="gr2" draw:text-style-name="P2" draw:id="id26" draw:layer="layout" svg:width="3.313cm" svg:height="1.988cm" svg:x="25.671cm" svg:y="1.831cm">
          <text:p text:style-name="P1"><text:span text:style-name="T1">Edit subject</text:span></text:p>
        </draw:ellipse>
        <draw:connector draw:style-name="gr6" draw:text-style-name="P1" draw:layer="layout" draw:type="curve" svg:x1="31.799cm" svg:y1="4.15cm" svg:x2="28.984cm" svg:y2="2.825cm" draw:start-shape="id5" draw:start-glue-point="0" draw:end-shape="id26" draw:end-glue-point="1" svg:d="m31799 4150c0-884-938-1325-2815-1325">
          <text:p/>
        </draw:connector>
        <draw:ellipse draw:style-name="gr1" draw:text-style-name="P2" draw:id="id27" draw:layer="layout" svg:width="2.982cm" svg:height="1.987cm" svg:x="6.518cm" svg:y="9.513cm">
          <text:p text:style-name="P1"><text:span text:style-name="T1">Search</text:span></text:p>
        </draw:ellipse>
        <draw:connector draw:style-name="gr6" draw:text-style-name="P1" draw:layer="layout" draw:type="curve" svg:x1="8.009cm" svg:y1="11.5cm" svg:x2="8.943cm" svg:y2="14.75cm" draw:start-shape="id27" draw:start-glue-point="2" draw:end-shape="id14" draw:end-glue-point="0" svg:d="m8009 11500c0 2437 934 813 934 3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asilij Savin</meta:initial-creator>
    <meta:creation-date>2009-08-11T22:55:43.98</meta:creation-date>
    <dc:date>2009-08-31T13:17:32</dc:date>
    <meta:editing-duration>PT02H03M10S</meta:editing-duration>
    <meta:editing-cycles>20</meta:editing-cycles>
    <meta:generator>OpenOffice.org/3.0$Linux OpenOffice.org_project/300m15$Build-9379</meta:generator>
    <meta:print-date>2009-08-31T13:21:53</meta:print-date>
    <meta:document-statistic meta:object-count="73"/>
  </office:meta>
</office:document-meta>
</file>